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Age group (years)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%</text:p>
          </table:table-cell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 table:style-name="Default"/>
          <table:table-cell table:style-name="ce1"/>
        </table:table-row>
        <table:table-row table:style-name="ro2">
          <table:table-cell office:value-type="string" calcext:value-type="string">
            <text:p>0 to 4</text:p>
          </table:table-cell>
          <table:table-cell office:value-type="float" office:value="1509708" calcext:value-type="float">
            <text:p>1509708</text:p>
          </table:table-cell>
          <table:table-cell office:value-type="float" office:value="5.9" calcext:value-type="float">
            <text:p>5.9</text:p>
          </table:table-cell>
          <table:table-cell table:style-name="ce1" table:number-columns-repeated="5"/>
        </table:table-row>
        <table:table-row table:style-name="ro2">
          <table:table-cell office:value-type="string" calcext:value-type="string">
            <text:p>5 to 9</text:p>
          </table:table-cell>
          <table:table-cell office:value-type="float" office:value="1616482" calcext:value-type="float">
            <text:p>1616482</text:p>
          </table:table-cell>
          <table:table-cell office:value-type="float" office:value="6.3" calcext:value-type="float">
            <text:p>6.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0 to 14</text:p>
          </table:table-cell>
          <table:table-cell office:value-type="float" office:value="1623594" calcext:value-type="float">
            <text:p>1623594</text:p>
          </table:table-cell>
          <table:table-cell office:value-type="float" office:value="6.3" calcext:value-type="float">
            <text:p>6.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5 to 19</text:p>
          </table:table-cell>
          <table:table-cell office:value-type="float" office:value="1479438" calcext:value-type="float">
            <text:p>1479438</text:p>
          </table:table-cell>
          <table:table-cell office:value-type="float" office:value="5.8" calcext:value-type="float">
            <text:p>5.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 to 24</text:p>
          </table:table-cell>
          <table:table-cell office:value-type="float" office:value="1623161" calcext:value-type="float">
            <text:p>1623161</text:p>
          </table:table-cell>
          <table:table-cell office:value-type="float" office:value="6.3" calcext:value-type="float">
            <text:p>6.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5 to 29</text:p>
          </table:table-cell>
          <table:table-cell office:value-type="float" office:value="1821745" calcext:value-type="float">
            <text:p>1821745</text:p>
          </table:table-cell>
          <table:table-cell office:value-type="float" office:value="7.1" calcext:value-type="float">
            <text:p>7.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0 to 34</text:p>
          </table:table-cell>
          <table:table-cell office:value-type="float" office:value="1899312" calcext:value-type="float">
            <text:p>1899312</text:p>
          </table:table-cell>
          <table:table-cell office:value-type="float" office:value="7.4" calcext:value-type="float">
            <text:p>7.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5 to 39</text:p>
          </table:table-cell>
          <table:table-cell office:value-type="float" office:value="1867033" calcext:value-type="float">
            <text:p>1867033</text:p>
          </table:table-cell>
          <table:table-cell office:value-type="float" office:value="7.3" calcext:value-type="float">
            <text:p>7.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0 to 44</text:p>
          </table:table-cell>
          <table:table-cell office:value-type="float" office:value="1654210" calcext:value-type="float">
            <text:p>1654210</text:p>
          </table:table-cell>
          <table:table-cell office:value-type="float" office:value="6.4" calcext:value-type="float">
            <text:p>6.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5 to 49</text:p>
          </table:table-cell>
          <table:table-cell office:value-type="float" office:value="1649722" calcext:value-type="float">
            <text:p>1649722</text:p>
          </table:table-cell>
          <table:table-cell office:value-type="float" office:value="6.4" calcext:value-type="float">
            <text:p>6.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0 to 54</text:p>
          </table:table-cell>
          <table:table-cell office:value-type="float" office:value="1611199" calcext:value-type="float">
            <text:p>1611199</text:p>
          </table:table-cell>
          <table:table-cell office:value-type="float" office:value="6.3" calcext:value-type="float">
            <text:p>6.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5 to 59</text:p>
          </table:table-cell>
          <table:table-cell office:value-type="float" office:value="1550121" calcext:value-type="float">
            <text:p>155012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60 to 64</text:p>
          </table:table-cell>
          <table:table-cell office:value-type="float" office:value="1464645" calcext:value-type="float">
            <text:p>1464645</text:p>
          </table:table-cell>
          <table:table-cell office:value-type="float" office:value="5.7" calcext:value-type="float">
            <text:p>5.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65 to 69</text:p>
          </table:table-cell>
          <table:table-cell office:value-type="float" office:value="1279819" calcext:value-type="float">
            <text:p>127981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70 to 74</text:p>
          </table:table-cell>
          <table:table-cell office:value-type="float" office:value="1146509" calcext:value-type="float">
            <text:p>1146509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75 to 79</text:p>
          </table:table-cell>
          <table:table-cell office:value-type="float" office:value="807040" calcext:value-type="float">
            <text:p>807040</text:p>
          </table:table-cell>
          <table:table-cell office:value-type="float" office:value="3.1" calcext:value-type="float">
            <text:p>3.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80 to 84</text:p>
          </table:table-cell>
          <table:table-cell office:value-type="float" office:value="545304" calcext:value-type="float">
            <text:p>545304</text:p>
          </table:table-cell>
          <table:table-cell office:value-type="float" office:value="2.1" calcext:value-type="float">
            <text:p>2.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85 and over</text:p>
          </table:table-cell>
          <table:table-cell office:value-type="float" office:value="534189" calcext:value-type="float">
            <text:p>534189</text:p>
          </table:table-cell>
          <table:table-cell office:value-type="float" office:value="2.1" calcext:value-type="float">
            <text:p>2.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tal persons</text:p>
          </table:table-cell>
          <table:table-cell office:value-type="float" office:value="25683231" calcext:value-type="float">
            <text:p>25683231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style-name="Default"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14:20:02.708990167</meta:creation-date>
    <dc:date>2024-07-13T14:21:50.052881231</dc:date>
    <meta:editing-duration>PT1M47S</meta:editing-duration>
    <meta:editing-cycles>1</meta:editing-cycles>
    <meta:document-statistic meta:table-count="1" meta:cell-count="60" meta:object-count="0"/>
    <meta:generator>LibreOffice/7.3.7.2$Linux_X86_64 LibreOffice_project/30$Build-2</meta:generator>
  </office:meta>
</office:document-meta>
</file>